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pranq eco sans" svg:font-family="'Spranq eco sans'" style:font-family-generic="swiss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2" style:family="table">
      <style:table-properties style:width="18.071cm" fo:margin-left="0.116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7.687cm"/>
    </style:style>
    <style:style style:name="Tabela2.B" style:family="table-column">
      <style:table-column-properties style:column-width="0.891cm"/>
    </style:style>
    <style:style style:name="Tabela2.C" style:family="table-column">
      <style:table-column-properties style:column-width="7.909cm"/>
    </style:style>
    <style:style style:name="Tabela2.D" style:family="table-column">
      <style:table-column-properties style:column-width="1.584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a2.D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2.D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14" style:family="table-row">
      <style:table-row-properties fo:background-color="transparent" fo:keep-together="auto">
        <style:background-image/>
      </style:table-row-properties>
    </style:style>
    <style:style style:name="Tabela2.A14" style:family="table-cell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B14" style:family="table-cell">
      <style:table-cell-properties style:vertical-align="" fo:background-color="#e6e6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2.16" style:family="table-row">
      <style:table-row-properties style:min-row-height="0.489cm"/>
    </style:style>
    <style:style style:name="Tabela2.23" style:family="table-row">
      <style:table-row-properties style:min-row-height="1.568cm"/>
    </style:style>
    <style:style style:name="Tabela4" style:family="table">
      <style:table-properties style:width="17.93cm" fo:margin-left="0.088cm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8.105cm"/>
    </style:style>
    <style:style style:name="Tabela4.B" style:family="table-column">
      <style:table-column-properties style:column-width="0.055cm"/>
    </style:style>
    <style:style style:name="Tabela4.C" style:family="table-column">
      <style:table-column-properties style:column-width="0.753cm"/>
    </style:style>
    <style:style style:name="Tabela4.D" style:family="table-column">
      <style:table-column-properties style:column-width="7.352cm"/>
    </style:style>
    <style:style style:name="Tabela4.E" style:family="table-column">
      <style:table-column-properties style:column-width="1.665cm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a4.E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.9" style:family="table-row">
      <style:table-row-properties style:min-row-height="0.614cm"/>
    </style:style>
    <style:style style:name="Tabela4.13" style:family="table-row">
      <style:table-row-properties fo:background-color="transparent" fo:keep-together="auto">
        <style:background-image/>
      </style:table-row-properties>
    </style:style>
    <style:style style:name="Tabela4.A13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4.C1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4.23" style:family="table-row">
      <style:table-row-properties style:min-row-height="0.469cm"/>
    </style:style>
    <style:style style:name="P1" style:family="paragraph" style:parent-style-name="Table_20_Contents">
      <style:text-properties fo:font-size="9pt" officeooo:paragraph-rsid="001a066b" style:font-size-asian="9pt" style:font-size-complex="9pt"/>
    </style:style>
    <style:style style:name="P2" style:family="paragraph" style:parent-style-name="Table_20_Contents">
      <style:text-properties fo:font-size="9pt" officeooo:paragraph-rsid="003034d8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fo:font-size="9pt" officeooo:rsid="001b3978" officeooo:paragraph-rsid="003034d8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fo:font-size="9pt" officeooo:rsid="001a066b" officeooo:paragraph-rsid="001a066b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fo:font-size="9pt" officeooo:rsid="001a066b" officeooo:paragraph-rsid="003034d8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font-size="9pt" officeooo:rsid="003f8f71" officeooo:paragraph-rsid="008ff71c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font-size="9pt" officeooo:rsid="003f8f71" officeooo:paragraph-rsid="00f971cb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fo:font-size="9pt" officeooo:rsid="00c7be5c" officeooo:paragraph-rsid="00c7be5c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fo:font-size="9pt" officeooo:rsid="001b8151" officeooo:paragraph-rsid="001b8151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fo:font-size="9pt" officeooo:rsid="00cb1af4" officeooo:paragraph-rsid="00cb1af4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fo:font-size="9pt" officeooo:rsid="006cd670" officeooo:paragraph-rsid="006cd670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fo:font-size="9pt" officeooo:rsid="00d6590b" officeooo:paragraph-rsid="00d6590b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fo:font-size="9pt" officeooo:rsid="00c0565f" officeooo:paragraph-rsid="00c0565f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fo:font-size="9pt" officeooo:rsid="003becb1" officeooo:paragraph-rsid="0040a80d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fo:font-size="9pt" officeooo:rsid="00da6df6" officeooo:paragraph-rsid="00da6df6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fo:font-size="9pt" officeooo:rsid="00dc8d16" officeooo:paragraph-rsid="00dc8d16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fo:font-size="9pt" officeooo:rsid="00e58a9a" officeooo:paragraph-rsid="00e58a9a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fo:font-size="9pt" officeooo:rsid="001d3435" officeooo:paragraph-rsid="0060ed90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fo:font-size="9pt" officeooo:rsid="00e5fc60" officeooo:paragraph-rsid="00e5fc60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fo:font-size="9pt" officeooo:rsid="007d2843" officeooo:paragraph-rsid="00e80649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fo:font-size="9pt" officeooo:rsid="00f07fdc" officeooo:paragraph-rsid="00f07fdc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fo:font-size="9pt" officeooo:rsid="00e80649" officeooo:paragraph-rsid="00e80649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fo:font-size="9pt" officeooo:rsid="00f69c57" officeooo:paragraph-rsid="00f69c57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fo:font-size="9pt" officeooo:rsid="00f37e48" officeooo:paragraph-rsid="00f971cb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9pt" fo:font-weight="bold" officeooo:paragraph-rsid="003034d8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9pt" fo:font-weight="bold" officeooo:rsid="001a066b" officeooo:paragraph-rsid="003034d8" style:font-size-asian="9pt" style:font-weight-asian="bold" style:font-size-complex="9pt" style:font-weight-complex="bold"/>
    </style:style>
    <style:style style:name="P28" style:family="paragraph" style:parent-style-name="Table_20_Contents">
      <style:text-properties style:font-name="Arial" fo:font-size="9pt" officeooo:rsid="001b3978" officeooo:paragraph-rsid="003034d8" style:font-size-asian="9pt" style:font-size-complex="9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9pt" officeooo:rsid="001b3978" officeooo:paragraph-rsid="00801e81" style:font-size-asian="9pt" style:font-size-complex="9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9pt" officeooo:rsid="001b3978" officeooo:paragraph-rsid="003034d8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9pt" officeooo:rsid="001b3978" officeooo:paragraph-rsid="003034d8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9pt" officeooo:rsid="001b3978" officeooo:paragraph-rsid="001b3978" style:font-size-asian="9pt" style:font-size-complex="9pt"/>
    </style:style>
    <style:style style:name="P33" style:family="paragraph" style:parent-style-name="Table_20_Contents">
      <style:text-properties style:font-name="Arial" fo:font-size="9pt" officeooo:rsid="001b3978" officeooo:paragraph-rsid="003211a8" style:font-size-asian="9pt" style:font-size-complex="9pt"/>
    </style:style>
    <style:style style:name="P34" style:family="paragraph" style:parent-style-name="Table_20_Contents">
      <style:text-properties style:font-name="Arial" fo:font-size="9pt" officeooo:rsid="001b3978" officeooo:paragraph-rsid="00741fe3" style:font-size-asian="9pt" style:font-size-complex="9pt"/>
    </style:style>
    <style:style style:name="P35" style:family="paragraph" style:parent-style-name="Table_20_Contents">
      <style:text-properties style:font-name="Arial" fo:font-size="9pt" officeooo:rsid="004a7f47" officeooo:paragraph-rsid="004a7f47" style:font-size-asian="9pt" style:font-size-complex="9pt"/>
    </style:style>
    <style:style style:name="P36" style:family="paragraph" style:parent-style-name="Table_20_Contents">
      <style:text-properties style:font-name="Arial" fo:font-size="9pt" officeooo:rsid="004a7f47" officeooo:paragraph-rsid="0054dad7" style:font-size-asian="9pt" style:font-size-complex="9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9pt" officeooo:rsid="001b8151" officeooo:paragraph-rsid="00961b70" style:font-size-asian="9pt" style:font-size-complex="9pt"/>
    </style:style>
    <style:style style:name="P38" style:family="paragraph" style:parent-style-name="Table_20_Contents">
      <style:text-properties style:font-name="Arial" fo:font-size="9pt" officeooo:rsid="001b8151" officeooo:paragraph-rsid="0060ed90" style:font-size-asian="9pt" style:font-size-complex="9pt"/>
    </style:style>
    <style:style style:name="P39" style:family="paragraph" style:parent-style-name="Table_20_Contents">
      <style:paragraph-properties fo:text-align="end" style:justify-single-word="false"/>
      <style:text-properties style:font-name="Arial" fo:font-size="9pt" officeooo:rsid="001b8151" officeooo:paragraph-rsid="0060ed90" style:font-size-asian="9pt" style:font-size-complex="9pt"/>
    </style:style>
    <style:style style:name="P40" style:family="paragraph" style:parent-style-name="Table_20_Contents">
      <style:text-properties style:font-name="Arial" fo:font-size="9pt" officeooo:rsid="008e362b" officeooo:paragraph-rsid="008e362b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9pt" officeooo:rsid="0065ad0e" officeooo:paragraph-rsid="0065ad0e" style:font-size-asian="9pt" style:font-size-complex="9pt"/>
    </style:style>
    <style:style style:name="P42" style:family="paragraph" style:parent-style-name="Table_20_Contents">
      <style:paragraph-properties fo:text-align="end" style:justify-single-word="false"/>
      <style:text-properties style:font-name="Arial" fo:font-size="9pt" officeooo:rsid="0065ad0e" officeooo:paragraph-rsid="0065ad0e" style:font-size-asian="9pt" style:font-size-complex="9pt"/>
    </style:style>
    <style:style style:name="P43" style:family="paragraph" style:parent-style-name="Table_20_Contents">
      <style:text-properties style:font-name="Arial" fo:font-size="9pt" officeooo:rsid="001a066b" officeooo:paragraph-rsid="003034d8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9pt" officeooo:rsid="001a066b" officeooo:paragraph-rsid="001a066b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9pt" officeooo:rsid="001a066b" officeooo:paragraph-rsid="003034d8" style:font-size-asian="9pt" style:font-size-complex="9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9pt" officeooo:rsid="001a066b" officeooo:paragraph-rsid="00dc8d16" style:font-size-asian="9pt" style:font-size-complex="9pt"/>
    </style:style>
    <style:style style:name="P47" style:family="paragraph" style:parent-style-name="Table_20_Contents">
      <style:paragraph-properties fo:text-align="start" style:justify-single-word="false"/>
      <style:text-properties style:font-name="Arial" fo:font-size="9pt" officeooo:rsid="001a066b" officeooo:paragraph-rsid="00c0565f" style:font-size-asian="9pt" style:font-size-complex="9pt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9pt" officeooo:rsid="001a066b" officeooo:paragraph-rsid="003034d8" style:font-size-asian="9pt" style:font-size-complex="9pt"/>
    </style:style>
    <style:style style:name="P49" style:family="paragraph" style:parent-style-name="Table_20_Contents">
      <style:paragraph-properties fo:text-align="start" style:justify-single-word="false"/>
      <style:text-properties style:font-name="Arial" fo:font-size="9pt" officeooo:rsid="008cd65d" officeooo:paragraph-rsid="008cd65d" style:font-size-asian="9pt" style:font-size-complex="9pt"/>
    </style:style>
    <style:style style:name="P50" style:family="paragraph" style:parent-style-name="Table_20_Contents">
      <style:paragraph-properties fo:text-align="start" style:justify-single-word="false"/>
      <style:text-properties style:font-name="Arial" fo:font-size="9pt" officeooo:rsid="003211a8" officeooo:paragraph-rsid="00961b70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9pt" officeooo:rsid="00ad3a3d" officeooo:paragraph-rsid="00ad3a3d" style:font-size-asian="9pt" style:font-size-complex="9pt"/>
    </style:style>
    <style:style style:name="P52" style:family="paragraph" style:parent-style-name="Table_20_Contents">
      <style:paragraph-properties fo:text-align="start" style:justify-single-word="false"/>
      <style:text-properties style:font-name="Arial" fo:font-size="9pt" officeooo:rsid="00c0565f" officeooo:paragraph-rsid="00c0565f" style:font-size-asian="9pt" style:font-size-complex="9pt"/>
    </style:style>
    <style:style style:name="P53" style:family="paragraph" style:parent-style-name="Table_20_Contents">
      <style:text-properties style:font-name="Arial" fo:font-size="9pt" officeooo:rsid="003f8f71" officeooo:paragraph-rsid="008ff71c" style:font-size-asian="9pt" style:font-size-complex="9pt"/>
    </style:style>
    <style:style style:name="P54" style:family="paragraph" style:parent-style-name="Table_20_Contents">
      <style:text-properties style:font-name="Arial" fo:font-size="9pt" officeooo:rsid="003f8f71" officeooo:paragraph-rsid="00f971cb" style:font-size-asian="9pt" style:font-size-complex="9pt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9pt" officeooo:rsid="00c6a90a" officeooo:paragraph-rsid="00c6a90a" style:font-size-asian="9pt" style:font-size-complex="9pt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9pt" officeooo:rsid="00c7be5c" officeooo:paragraph-rsid="00c7be5c" style:font-size-asian="9pt" style:font-size-complex="9pt"/>
    </style:style>
    <style:style style:name="P57" style:family="paragraph" style:parent-style-name="Table_20_Contents">
      <style:paragraph-properties fo:text-align="start" style:justify-single-word="false"/>
      <style:text-properties style:font-name="Arial" fo:font-size="9pt" officeooo:rsid="00c7be5c" officeooo:paragraph-rsid="00c7be5c" style:font-size-asian="9pt" style:font-size-complex="9pt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9pt" officeooo:rsid="00c8eee4" officeooo:paragraph-rsid="00c8eee4" style:font-size-asian="9pt" style:font-size-complex="9pt"/>
    </style:style>
    <style:style style:name="P59" style:family="paragraph" style:parent-style-name="Table_20_Contents">
      <style:paragraph-properties fo:text-align="start" style:justify-single-word="false"/>
      <style:text-properties style:font-name="Arial" fo:font-size="9pt" officeooo:rsid="00c8eee4" officeooo:paragraph-rsid="00c8eee4" style:font-size-asian="9pt" style:font-size-complex="9pt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9pt" officeooo:rsid="00961b70" officeooo:paragraph-rsid="00961b70" style:font-size-asian="9pt" style:font-size-complex="9pt"/>
    </style:style>
    <style:style style:name="P61" style:family="paragraph" style:parent-style-name="Table_20_Contents">
      <style:paragraph-properties fo:text-align="start" style:justify-single-word="false"/>
      <style:text-properties style:font-name="Arial" fo:font-size="9pt" officeooo:rsid="00a9b7b9" officeooo:paragraph-rsid="00aabe4d" style:font-size-asian="9pt" style:font-size-complex="9pt"/>
    </style:style>
    <style:style style:name="P62" style:family="paragraph" style:parent-style-name="Table_20_Contents">
      <style:paragraph-properties fo:text-align="start" style:justify-single-word="false"/>
      <style:text-properties style:font-name="Arial" fo:font-size="9pt" officeooo:rsid="00a9b7b9" officeooo:paragraph-rsid="00d15f56" style:font-size-asian="9pt" style:font-size-complex="9pt"/>
    </style:style>
    <style:style style:name="P63" style:family="paragraph" style:parent-style-name="Table_20_Contents">
      <style:paragraph-properties fo:text-align="start" style:justify-single-word="false"/>
      <style:text-properties style:font-name="Arial" fo:font-size="9pt" officeooo:rsid="00cb1af4" officeooo:paragraph-rsid="00cb1af4" style:font-size-asian="9pt" style:font-size-complex="9pt"/>
    </style:style>
    <style:style style:name="P64" style:family="paragraph" style:parent-style-name="Table_20_Contents">
      <style:text-properties style:font-name="Arial" fo:font-size="9pt" officeooo:rsid="006cd670" officeooo:paragraph-rsid="006cd670" style:font-size-asian="9pt" style:font-size-complex="9pt"/>
    </style:style>
    <style:style style:name="P65" style:family="paragraph" style:parent-style-name="Table_20_Contents">
      <style:text-properties style:font-name="Arial" fo:font-size="9pt" officeooo:rsid="003222e2" officeooo:paragraph-rsid="003222e2" style:font-size-asian="9pt" style:font-size-complex="9pt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size="9pt" officeooo:rsid="00d15f56" officeooo:paragraph-rsid="00d15f56" style:font-size-asian="9pt" style:font-size-complex="9pt"/>
    </style:style>
    <style:style style:name="P67" style:family="paragraph" style:parent-style-name="Table_20_Contents">
      <style:paragraph-properties fo:text-align="start" style:justify-single-word="false"/>
      <style:text-properties style:font-name="Arial" fo:font-size="9pt" officeooo:rsid="005a853d" officeooo:paragraph-rsid="00961b70" style:font-size-asian="9pt" style:font-size-complex="9pt"/>
    </style:style>
    <style:style style:name="P68" style:family="paragraph" style:parent-style-name="Table_20_Contents">
      <style:text-properties style:font-name="Arial" fo:font-size="9pt" officeooo:rsid="003becb1" officeooo:paragraph-rsid="0040a80d" style:font-size-asian="9pt" style:font-size-complex="9pt"/>
    </style:style>
    <style:style style:name="P69" style:family="paragraph" style:parent-style-name="Table_20_Contents">
      <style:paragraph-properties fo:text-align="center" style:justify-single-word="false"/>
      <style:text-properties style:font-name="Arial" fo:font-size="9pt" officeooo:rsid="00ddcd40" officeooo:paragraph-rsid="00ddcd40" style:font-size-asian="9pt" style:font-size-complex="9pt"/>
    </style:style>
    <style:style style:name="P70" style:family="paragraph" style:parent-style-name="Table_20_Contents">
      <style:paragraph-properties fo:text-align="start" style:justify-single-word="false"/>
      <style:text-properties style:font-name="Arial" fo:font-size="9pt" officeooo:rsid="00d6590b" officeooo:paragraph-rsid="00d6590b" style:font-size-asian="9pt" style:font-size-complex="9pt"/>
    </style:style>
    <style:style style:name="P71" style:family="paragraph" style:parent-style-name="Table_20_Contents">
      <style:paragraph-properties fo:text-align="center" style:justify-single-word="false"/>
      <style:text-properties style:font-name="Arial" fo:font-size="9pt" officeooo:rsid="00e5fc60" officeooo:paragraph-rsid="00e5fc60" style:font-size-asian="9pt" style:font-size-complex="9pt"/>
    </style:style>
    <style:style style:name="P72" style:family="paragraph" style:parent-style-name="Table_20_Contents">
      <style:text-properties style:font-name="Arial" fo:font-size="9pt" officeooo:rsid="00f0329e" officeooo:paragraph-rsid="00f0329e" style:font-size-asian="9pt" style:font-size-complex="9pt"/>
    </style:style>
    <style:style style:name="P73" style:family="paragraph" style:parent-style-name="Table_20_Contents">
      <style:paragraph-properties fo:text-align="start" style:justify-single-word="false"/>
      <style:text-properties style:font-name="Arial" fo:font-size="9pt" officeooo:rsid="00d86e8d" officeooo:paragraph-rsid="00e7821f" style:font-size-asian="9pt" style:font-size-complex="9pt"/>
    </style:style>
    <style:style style:name="P74" style:family="paragraph" style:parent-style-name="Table_20_Contents">
      <style:text-properties style:font-name="Arial" fo:font-size="9pt" officeooo:rsid="006b80a2" officeooo:paragraph-rsid="00f24745" style:font-size-asian="9pt" style:font-size-complex="9pt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9pt" officeooo:rsid="00f53f5f" officeooo:paragraph-rsid="00f53f5f" style:font-size-asian="9pt" style:font-size-complex="9pt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9pt" officeooo:rsid="00f24745" officeooo:paragraph-rsid="00f971cb" style:font-size-asian="9pt" style:font-size-complex="9pt"/>
    </style:style>
    <style:style style:name="P77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78" style:family="paragraph" style:parent-style-name="Table_20_Contents">
      <style:text-properties style:font-name="Arial" fo:font-size="9pt" fo:font-weight="bold" officeooo:rsid="001b8151" officeooo:paragraph-rsid="003034d8" style:font-size-asian="9pt" style:font-weight-asian="bold" style:font-size-complex="9pt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Arial" fo:font-size="9pt" fo:font-weight="bold" officeooo:rsid="005d2b92" officeooo:paragraph-rsid="00701d0c" style:font-size-asian="9pt" style:font-weight-asian="bold" style:font-size-complex="9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Arial" fo:font-size="9pt" fo:font-weight="bold" officeooo:rsid="001a066b" officeooo:paragraph-rsid="003034d8" style:font-size-asian="9pt" style:font-weight-asian="bold" style:font-size-complex="9pt" style:font-weight-complex="bold"/>
    </style:style>
    <style:style style:name="P81" style:family="paragraph" style:parent-style-name="Table_20_Contents">
      <style:text-properties style:font-name="Arial" fo:font-size="9pt" fo:font-weight="bold" officeooo:paragraph-rsid="003034d8" style:font-size-asian="9pt" style:font-weight-asian="bold" style:font-size-complex="9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Arial" fo:font-size="9pt" fo:font-weight="bold" officeooo:rsid="006cd670" officeooo:paragraph-rsid="00a9b7b9" style:font-size-asian="9pt" style:font-weight-asian="bold" style:font-size-complex="9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Arial" fo:font-size="9pt" fo:font-weight="bold" officeooo:rsid="006cd670" officeooo:paragraph-rsid="00e80649" style:font-size-asian="9pt" style:font-weight-asian="bold" style:font-size-complex="9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Arial" fo:font-size="9pt" fo:font-weight="bold" officeooo:rsid="00d3401a" officeooo:paragraph-rsid="00d3401a" style:font-size-asian="9pt" style:font-weight-asian="bold" style:font-size-complex="9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Arial" fo:font-size="9pt" fo:font-weight="bold" officeooo:rsid="00d3401a" officeooo:paragraph-rsid="00d36f67" style:font-size-asian="9pt" style:font-weight-asian="bold" style:font-size-complex="9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Arial" fo:font-size="9pt" fo:font-weight="bold" officeooo:rsid="00e80649" officeooo:paragraph-rsid="00e80649" style:font-size-asian="9pt" style:font-weight-asian="bold" style:font-size-complex="9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Arial" fo:font-size="9pt" fo:font-weight="bold" officeooo:rsid="00eea1f6" officeooo:paragraph-rsid="00eea1f6" style:font-size-asian="9pt" style:font-weight-asian="bold" style:font-size-complex="9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Arial" fo:font-size="9pt" fo:font-weight="bold" officeooo:rsid="00961b70" officeooo:paragraph-rsid="00961b70" fo:background-color="transparent" style:font-size-asian="9pt" style:font-weight-asian="bold" style:font-size-complex="9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style:font-name="Arial" fo:font-size="9pt" fo:font-weight="bold" officeooo:rsid="005d2b92" officeooo:paragraph-rsid="00c20bb0" fo:background-color="transparent" style:font-size-asian="9pt" style:font-weight-asian="bold" style:font-size-complex="9pt" style:font-weight-complex="bold"/>
    </style:style>
    <style:style style:name="P90" style:family="paragraph" style:parent-style-name="Table_20_Contents">
      <style:text-properties style:font-name="Arial" fo:font-size="10pt" officeooo:rsid="001a066b" officeooo:paragraph-rsid="003034d8" style:font-size-asian="10pt" style:font-size-complex="10pt"/>
    </style:style>
    <style:style style:name="P91" style:family="paragraph" style:parent-style-name="Table_20_Contents">
      <style:paragraph-properties fo:text-align="center" style:justify-single-word="false"/>
      <style:text-properties style:font-name="Arial" fo:font-size="10pt" officeooo:rsid="005a853d" officeooo:paragraph-rsid="00961b70" style:font-size-asian="10pt" style:font-size-complex="10pt"/>
    </style:style>
    <style:style style:name="P92" style:family="paragraph" style:parent-style-name="Table_20_Contents">
      <style:paragraph-properties fo:text-align="end" style:justify-single-word="false"/>
      <style:text-properties style:font-name="Arial" fo:font-size="10pt" officeooo:rsid="005a853d" officeooo:paragraph-rsid="00961b70" style:font-size-asian="10pt" style:font-size-complex="10pt"/>
    </style:style>
    <style:style style:name="P93" style:family="paragraph" style:parent-style-name="Table_20_Contents">
      <style:text-properties style:font-name="Arial" fo:font-size="10pt" officeooo:rsid="00c0565f" officeooo:paragraph-rsid="00c0565f" style:font-size-asian="10pt" style:font-size-complex="10pt"/>
    </style:style>
    <style:style style:name="P94" style:family="paragraph" style:parent-style-name="Table_20_Contents">
      <style:text-properties style:font-name="Arial" fo:font-size="10pt" officeooo:rsid="001b8151" officeooo:paragraph-rsid="001b8151" style:font-size-asian="10pt" style:font-size-complex="10pt"/>
    </style:style>
    <style:style style:name="P95" style:family="paragraph" style:parent-style-name="Table_20_Contents">
      <style:paragraph-properties fo:text-align="center" style:justify-single-word="false"/>
      <style:text-properties style:font-name="Arial" fo:font-size="11pt" fo:font-weight="bold" officeooo:rsid="001a066b" officeooo:paragraph-rsid="002f4885" style:font-size-asian="11pt" style:font-weight-asian="bold" style:font-size-complex="11pt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style:font-name="Arial" fo:font-size="11pt" fo:font-weight="bold" officeooo:rsid="001a066b" officeooo:paragraph-rsid="001a066b" style:font-size-asian="11pt" style:font-weight-asian="bold" style:font-size-complex="11pt" style:font-weight-complex="bold"/>
    </style:style>
    <style:style style:name="P97" style:family="paragraph" style:parent-style-name="Table_20_Contents">
      <style:text-properties style:font-name="Arial" fo:font-size="11pt" fo:font-weight="bold" officeooo:rsid="001a066b" officeooo:paragraph-rsid="001a066b" style:font-size-asian="11pt" style:font-weight-asian="bold" style:font-size-complex="11pt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style:font-name="Arial" fo:font-size="11pt" fo:font-weight="bold" officeooo:rsid="00250859" officeooo:paragraph-rsid="002f4885" style:font-size-asian="11pt" style:font-weight-asian="bold" style:font-size-complex="11pt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style:font-name="Arial" fo:font-size="11pt" fo:font-weight="bold" officeooo:rsid="00250859" officeooo:paragraph-rsid="00250859" style:font-size-asian="11pt" style:font-weight-asian="bold" style:font-size-complex="11pt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style:font-name="Arial" fo:font-size="11pt" officeooo:rsid="001a066b" officeooo:paragraph-rsid="002f4885" style:font-size-asian="11pt" style:font-size-complex="11pt"/>
    </style:style>
    <style:style style:name="P101" style:family="paragraph" style:parent-style-name="Table_20_Contents">
      <style:paragraph-properties fo:text-align="center" style:justify-single-word="false"/>
      <style:text-properties style:font-name="Arial" fo:font-size="11pt" officeooo:rsid="001a066b" officeooo:paragraph-rsid="001a066b" style:font-size-asian="11pt" style:font-size-complex="11pt"/>
    </style:style>
    <style:style style:name="P102" style:family="paragraph" style:parent-style-name="Table_20_Contents">
      <style:paragraph-properties fo:text-align="center" style:justify-single-word="false"/>
      <style:text-properties style:font-name="Arial" fo:font-size="11pt" officeooo:rsid="001a066b" officeooo:paragraph-rsid="00250859" style:font-size-asian="11pt" style:font-size-complex="11pt"/>
    </style:style>
    <style:style style:name="P103" style:family="paragraph" style:parent-style-name="Table_20_Contents">
      <style:text-properties style:font-name="Arial" fo:font-size="11pt" officeooo:rsid="001a066b" officeooo:paragraph-rsid="002f4885" style:font-size-asian="11pt" style:font-size-complex="11pt"/>
    </style:style>
    <style:style style:name="P104" style:family="paragraph" style:parent-style-name="Table_20_Contents">
      <style:paragraph-properties fo:text-align="center" style:justify-single-word="false"/>
      <style:text-properties style:font-name="Arial" fo:font-size="6pt" fo:font-weight="bold" officeooo:rsid="002281fc" officeooo:paragraph-rsid="001a066b" style:font-size-asian="5.25pt" style:font-weight-asian="bold" style:font-size-complex="6pt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style:font-name="Arial" fo:font-size="6pt" fo:font-weight="bold" officeooo:rsid="002281fc" officeooo:paragraph-rsid="002f4885" style:font-size-asian="5.25pt" style:font-weight-asian="bold" style:font-size-complex="6pt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style:font-name="Arial" fo:font-size="6pt" fo:font-weight="bold" officeooo:rsid="00250859" officeooo:paragraph-rsid="00250859" style:font-size-asian="5.25pt" style:font-weight-asian="bold" style:font-size-complex="6pt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style:font-name="Arial" fo:font-size="6pt" fo:font-weight="bold" officeooo:rsid="00250859" officeooo:paragraph-rsid="002f4885" style:font-size-asian="5.25pt" style:font-weight-asian="bold" style:font-size-complex="6pt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style:font-name="Arial" fo:font-size="6pt" officeooo:rsid="00ad3a3d" officeooo:paragraph-rsid="00ad3a3d" style:font-size-asian="5.25pt" style:font-size-complex="6pt"/>
    </style:style>
    <style:style style:name="P109" style:family="paragraph" style:parent-style-name="Table_20_Contents">
      <style:paragraph-properties fo:text-align="end" style:justify-single-word="false"/>
      <style:text-properties style:font-name="Arial" fo:font-size="6pt" officeooo:rsid="00aabe4d" officeooo:paragraph-rsid="00aabe4d" style:font-size-asian="5.25pt" style:font-size-complex="6pt"/>
    </style:style>
    <style:style style:name="P110" style:family="paragraph" style:parent-style-name="Table_20_Contents">
      <style:paragraph-properties fo:text-align="start" style:justify-single-word="false"/>
      <style:text-properties style:font-name="Arial" fo:font-size="6pt" officeooo:rsid="001b8151" officeooo:paragraph-rsid="0060ed90" style:font-size-asian="5.25pt" style:font-size-complex="6pt"/>
    </style:style>
    <style:style style:name="P111" style:family="paragraph" style:parent-style-name="Table_20_Contents">
      <style:paragraph-properties fo:text-align="center" style:justify-single-word="false"/>
      <style:text-properties fo:font-size="6pt" officeooo:rsid="001d3435" officeooo:paragraph-rsid="0060ed90" style:font-size-asian="5.25pt" style:font-size-complex="6pt"/>
    </style:style>
    <style:style style:name="P112" style:family="paragraph" style:parent-style-name="Table_20_Contents">
      <style:paragraph-properties fo:text-align="center" style:justify-single-word="false"/>
      <style:text-properties fo:font-size="6pt" officeooo:rsid="003becb1" officeooo:paragraph-rsid="0040a80d" style:font-size-asian="5.25pt" style:font-size-complex="6pt"/>
    </style:style>
    <style:style style:name="P113" style:family="paragraph" style:parent-style-name="Table_20_Contents">
      <style:paragraph-properties fo:text-align="center" style:justify-single-word="false"/>
      <style:text-properties fo:font-size="6pt" officeooo:rsid="003211a8" officeooo:paragraph-rsid="0060ed90" style:font-size-asian="5.25pt" style:font-size-complex="6pt"/>
    </style:style>
    <style:style style:name="P114" style:family="paragraph" style:parent-style-name="Standard">
      <style:paragraph-properties fo:text-align="start" style:justify-single-word="false"/>
    </style:style>
    <style:style style:name="P115" style:family="paragraph" style:parent-style-name="Standard">
      <style:paragraph-properties fo:text-align="start" style:justify-single-word="false"/>
      <style:text-properties officeooo:rsid="00a7f486" officeooo:paragraph-rsid="003034d8"/>
    </style:style>
    <style:style style:name="P116" style:family="paragraph" style:parent-style-name="Table_20_Contents">
      <style:paragraph-properties fo:text-align="center" style:justify-single-word="false" fo:break-before="page"/>
      <style:text-properties style:font-name="Arial" fo:font-size="10pt" officeooo:rsid="005a853d" officeooo:paragraph-rsid="00961b70" style:font-size-asian="10pt" style:font-size-complex="10pt"/>
    </style:style>
    <style:style style:name="P117" style:family="paragraph" style:parent-style-name="Standard">
      <style:paragraph-properties fo:text-align="center" style:justify-single-word="false"/>
      <style:text-properties officeooo:rsid="00a7f486" officeooo:paragraph-rsid="003034d8"/>
    </style:style>
    <style:style style:name="P118" style:family="paragraph" style:parent-style-name="Standard">
      <style:paragraph-properties fo:text-align="center" style:justify-single-word="false"/>
      <style:text-properties officeooo:rsid="00ff3b97" officeooo:paragraph-rsid="00ff3b97"/>
    </style:style>
    <style:style style:name="P119" style:family="paragraph" style:parent-style-name="Table_20_Contents">
      <style:paragraph-properties fo:text-align="start" style:justify-single-word="false"/>
      <style:text-properties style:font-name="Arial" fo:font-size="9pt" officeooo:rsid="001a066b" officeooo:paragraph-rsid="003034d8" style:font-size-asian="9pt" style:font-size-complex="9pt"/>
    </style:style>
    <style:style style:name="P120" style:family="paragraph" style:parent-style-name="Table_20_Contents">
      <style:paragraph-properties fo:text-align="start" style:justify-single-word="false"/>
      <style:text-properties style:font-name="Arial" fo:font-size="9pt" officeooo:rsid="001a066b" officeooo:paragraph-rsid="001a066b" style:font-size-asian="9pt" style:font-size-complex="9pt"/>
    </style:style>
    <style:style style:name="P121" style:family="paragraph" style:parent-style-name="Table_20_Contents">
      <style:paragraph-properties fo:text-align="start" style:justify-single-word="false"/>
      <style:text-properties style:font-name="Arial" fo:font-size="9pt" officeooo:rsid="001a066b" officeooo:paragraph-rsid="00c0565f" style:font-size-asian="9pt" style:font-size-complex="9pt"/>
    </style:style>
    <style:style style:name="P122" style:family="paragraph" style:parent-style-name="Table_20_Contents">
      <style:paragraph-properties fo:text-align="start" style:justify-single-word="false"/>
      <style:text-properties style:font-name="Arial" fo:font-size="9pt" officeooo:rsid="001a066b" officeooo:paragraph-rsid="00fbd4c4" style:font-size-asian="9pt" style:font-size-complex="9pt"/>
    </style:style>
    <style:style style:name="P123" style:family="paragraph" style:parent-style-name="Table_20_Contents">
      <style:paragraph-properties fo:text-align="end" style:justify-single-word="false"/>
      <style:text-properties style:font-name="Arial" fo:font-size="9pt" officeooo:rsid="001a066b" officeooo:paragraph-rsid="003034d8" style:font-size-asian="9pt" style:font-size-complex="9pt"/>
    </style:style>
    <style:style style:name="P124" style:family="paragraph" style:parent-style-name="Table_20_Contents">
      <style:text-properties style:font-name="Arial" fo:font-size="9pt" officeooo:rsid="001a066b" officeooo:paragraph-rsid="003034d8" style:font-size-asian="9pt" style:font-size-complex="9pt"/>
    </style:style>
    <style:style style:name="P125" style:family="paragraph" style:parent-style-name="Table_20_Contents">
      <style:paragraph-properties fo:text-align="center" style:justify-single-word="false"/>
      <style:text-properties style:font-name="Arial" fo:font-size="9pt" officeooo:rsid="001a066b" officeooo:paragraph-rsid="00d060e1" style:font-size-asian="9pt" style:font-size-complex="9pt"/>
    </style:style>
    <style:style style:name="P126" style:family="paragraph" style:parent-style-name="Table_20_Contents">
      <style:paragraph-properties fo:text-align="center" style:justify-single-word="false"/>
      <style:text-properties style:font-name="Arial" fo:font-size="9pt" officeooo:rsid="00d060e1" officeooo:paragraph-rsid="00d060e1" style:font-size-asian="9pt" style:font-size-complex="9pt"/>
    </style:style>
    <style:style style:name="P127" style:family="paragraph" style:parent-style-name="Table_20_Contents">
      <style:paragraph-properties fo:text-align="start" style:justify-single-word="false"/>
      <style:text-properties style:font-name="Arial" fo:font-size="9pt" officeooo:rsid="00c3bc57" officeooo:paragraph-rsid="00c3bc57" style:font-size-asian="9pt" style:font-size-complex="9pt"/>
    </style:style>
    <style:style style:name="P128" style:family="paragraph" style:parent-style-name="Table_20_Contents">
      <style:paragraph-properties fo:text-align="start" style:justify-single-word="false"/>
      <style:text-properties style:font-name="Arial" fo:font-size="9pt" officeooo:rsid="00c3bc57" officeooo:paragraph-rsid="00fbd4c4" style:font-size-asian="9pt" style:font-size-complex="9pt"/>
    </style:style>
    <style:style style:name="P129" style:family="paragraph" style:parent-style-name="Table_20_Contents">
      <style:paragraph-properties fo:text-align="center" style:justify-single-word="false"/>
      <style:text-properties style:font-name="Arial" fo:font-size="9pt" officeooo:rsid="00c8eee4" officeooo:paragraph-rsid="00c8eee4" style:font-size-asian="9pt" style:font-size-complex="9pt"/>
    </style:style>
    <style:style style:name="P130" style:family="paragraph" style:parent-style-name="Table_20_Contents">
      <style:paragraph-properties fo:text-align="start" style:justify-single-word="false"/>
      <style:text-properties style:font-name="Arial" fo:font-size="9pt" officeooo:rsid="00ced955" officeooo:paragraph-rsid="00ced955" style:font-size-asian="9pt" style:font-size-complex="9pt"/>
    </style:style>
    <style:style style:name="P131" style:family="paragraph" style:parent-style-name="Table_20_Contents">
      <style:paragraph-properties fo:text-align="center" style:justify-single-word="false"/>
      <style:text-properties style:font-name="Arial" fo:font-size="9pt" officeooo:rsid="00fa7661" officeooo:paragraph-rsid="00fa7661" style:font-size-asian="9pt" style:font-size-complex="9pt"/>
    </style:style>
    <style:style style:name="P132" style:family="paragraph" style:parent-style-name="Table_20_Contents">
      <style:paragraph-properties fo:text-align="center" style:justify-single-word="false"/>
      <style:text-properties style:font-name="Arial" fo:font-size="9pt" officeooo:rsid="00fbd4c4" officeooo:paragraph-rsid="00fbd4c4" style:font-size-asian="9pt" style:font-size-complex="9pt"/>
    </style:style>
    <style:style style:name="P133" style:family="paragraph" style:parent-style-name="Table_20_Contents">
      <style:paragraph-properties fo:text-align="start" style:justify-single-word="false"/>
      <style:text-properties style:font-name="Arial" fo:font-size="9pt" officeooo:rsid="00c0565f" officeooo:paragraph-rsid="00c0565f" style:font-size-asian="9pt" style:font-size-complex="9pt"/>
    </style:style>
    <style:style style:name="P134" style:family="paragraph" style:parent-style-name="Table_20_Contents">
      <style:paragraph-properties fo:text-align="start" style:justify-single-word="false"/>
      <style:text-properties style:font-name="Arial" fo:font-size="9pt" officeooo:rsid="00c0565f" officeooo:paragraph-rsid="00e5fc60" style:font-size-asian="9pt" style:font-size-complex="9pt"/>
    </style:style>
    <style:style style:name="P135" style:family="paragraph" style:parent-style-name="Table_20_Contents">
      <style:paragraph-properties fo:text-align="start" style:justify-single-word="false"/>
      <style:text-properties style:font-name="Arial" fo:font-size="9pt" fo:font-weight="bold" officeooo:rsid="00fad6af" officeooo:paragraph-rsid="00fad6af" style:font-size-asian="9pt" style:font-weight-asian="bold" style:font-size-complex="9pt" style:font-weight-complex="bold"/>
    </style:style>
    <style:style style:name="P136" style:family="paragraph" style:parent-style-name="Table_20_Contents">
      <style:paragraph-properties fo:text-align="end" style:justify-single-word="false"/>
      <style:text-properties style:font-name="Arial" fo:font-size="9pt" fo:font-weight="bold" officeooo:rsid="00f21bed" officeooo:paragraph-rsid="00f21bed" style:font-size-asian="9pt" style:font-weight-asian="bold" style:font-size-complex="9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style:font-name="Arial" fo:font-size="9pt" fo:font-weight="bold" officeooo:rsid="00e80649" officeooo:paragraph-rsid="00e80649" style:font-size-asian="9pt" style:font-weight-asian="bold" style:font-size-complex="9pt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style:font-name="Arial" fo:font-size="9pt" fo:font-weight="bold" officeooo:rsid="00d3401a" officeooo:paragraph-rsid="00d36f67" style:font-size-asian="9pt" style:font-weight-asian="bold" style:font-size-complex="9pt" style:font-weight-complex="bold"/>
    </style:style>
    <style:style style:name="P139" style:family="paragraph" style:parent-style-name="Table_20_Contents">
      <style:text-properties style:font-name="Arial" fo:font-size="10pt" officeooo:rsid="00cf723a" officeooo:paragraph-rsid="00e4275c" style:font-size-asian="10pt" style:font-size-complex="10pt"/>
    </style:style>
    <style:style style:name="P140" style:family="paragraph" style:parent-style-name="Table_20_Contents">
      <style:text-properties style:font-name="Arial" fo:font-size="10pt" officeooo:rsid="001a066b" officeooo:paragraph-rsid="003034d8" style:font-size-asian="10pt" style:font-size-complex="10pt"/>
    </style:style>
    <style:style style:name="P141" style:family="paragraph" style:parent-style-name="Table_20_Contents">
      <style:paragraph-properties fo:text-align="center" style:justify-single-word="false"/>
      <style:text-properties style:font-name="Arial" fo:font-size="10pt" officeooo:rsid="005a853d" officeooo:paragraph-rsid="00961b70" style:font-size-asian="10pt" style:font-size-complex="10pt"/>
    </style:style>
    <style:style style:name="P142" style:family="paragraph" style:parent-style-name="Table_20_Contents">
      <style:paragraph-properties fo:text-align="center" style:justify-single-word="false"/>
      <style:text-properties fo:font-size="9pt" officeooo:rsid="00e58a9a" officeooo:paragraph-rsid="00e58a9a" style:font-size-asian="9pt" style:font-size-complex="9pt"/>
    </style:style>
    <style:style style:name="P143" style:family="paragraph" style:parent-style-name="Table_20_Contents">
      <style:paragraph-properties fo:text-align="center" style:justify-single-word="false"/>
      <style:text-properties fo:font-size="9pt" officeooo:rsid="001a066b" officeooo:paragraph-rsid="003034d8" style:font-size-asian="9pt" style:font-size-complex="9pt"/>
    </style:style>
    <style:style style:name="P144" style:family="paragraph" style:parent-style-name="Table_20_Contents">
      <style:paragraph-properties fo:text-align="center" style:justify-single-word="false"/>
      <style:text-properties fo:font-size="9pt" officeooo:rsid="00e37254" officeooo:paragraph-rsid="00e37254" style:font-size-asian="9pt" style:font-size-complex="9pt"/>
    </style:style>
    <style:style style:name="P145" style:family="paragraph" style:parent-style-name="Table_20_Contents">
      <style:paragraph-properties fo:text-align="center" style:justify-single-word="false"/>
      <style:text-properties fo:font-size="9pt" officeooo:rsid="00da6df6" officeooo:paragraph-rsid="00c0565f" style:font-size-asian="9pt" style:font-size-complex="9pt"/>
    </style:style>
    <style:style style:name="P146" style:family="paragraph" style:parent-style-name="Table_20_Contents">
      <style:paragraph-properties fo:text-align="center" style:justify-single-word="false"/>
      <style:text-properties fo:font-size="9pt" officeooo:rsid="00da6df6" officeooo:paragraph-rsid="00da6df6" style:font-size-asian="9pt" style:font-size-complex="9pt"/>
    </style:style>
    <style:style style:name="P147" style:family="paragraph" style:parent-style-name="Table_20_Contents">
      <style:paragraph-properties fo:text-align="center" style:justify-single-word="false"/>
      <style:text-properties fo:font-size="9pt" officeooo:rsid="00c0565f" officeooo:paragraph-rsid="00c0565f" style:font-size-asian="9pt" style:font-size-complex="9pt"/>
    </style:style>
    <style:style style:name="P148" style:family="paragraph" style:parent-style-name="Table_20_Contents">
      <style:paragraph-properties fo:text-align="center" style:justify-single-word="false"/>
      <style:text-properties fo:font-size="9pt" officeooo:rsid="00e5fc60" officeooo:paragraph-rsid="00c0565f" style:font-size-asian="9pt" style:font-size-complex="9pt"/>
    </style:style>
    <style:style style:name="T1" style:family="text">
      <style:text-properties officeooo:rsid="002281fc"/>
    </style:style>
    <style:style style:name="T2" style:family="text">
      <style:text-properties officeooo:rsid="00250859"/>
    </style:style>
    <style:style style:name="T3" style:family="text">
      <style:text-properties style:font-name="Arial" officeooo:rsid="001a066b"/>
    </style:style>
    <style:style style:name="T4" style:family="text">
      <style:text-properties style:font-name="Arial" officeooo:rsid="003034d8"/>
    </style:style>
    <style:style style:name="T5" style:family="text">
      <style:text-properties style:font-name="Arial" officeooo:rsid="001b3978"/>
    </style:style>
    <style:style style:name="T6" style:family="text">
      <style:text-properties fo:font-weight="bold" officeooo:rsid="00250859" style:font-weight-asian="bold" style:font-weight-complex="bold"/>
    </style:style>
    <style:style style:name="T7" style:family="text">
      <style:text-properties officeooo:rsid="0026d741"/>
    </style:style>
    <style:style style:name="T8" style:family="text">
      <style:text-properties officeooo:rsid="0028ba00"/>
    </style:style>
    <style:style style:name="T9" style:family="text">
      <style:text-properties officeooo:rsid="0029e199"/>
    </style:style>
    <style:style style:name="T10" style:family="text">
      <style:text-properties officeooo:rsid="002dab51"/>
    </style:style>
    <style:style style:name="T11" style:family="text">
      <style:text-properties officeooo:rsid="002f4885"/>
    </style:style>
    <style:style style:name="T12" style:family="text">
      <style:text-properties officeooo:rsid="003034d8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9pt" officeooo:rsid="003034d8" style:font-size-asian="9pt" style:font-size-complex="9pt"/>
    </style:style>
    <style:style style:name="T15" style:family="text">
      <style:text-properties fo:font-size="9pt" officeooo:rsid="003211a8" style:font-size-asian="9pt" style:font-size-complex="9pt"/>
    </style:style>
    <style:style style:name="T16" style:family="text">
      <style:text-properties fo:font-size="9pt" officeooo:rsid="00cf723a" style:font-size-asian="9pt" style:font-size-complex="9pt"/>
    </style:style>
    <style:style style:name="T17" style:family="text">
      <style:text-properties fo:font-size="9pt" officeooo:rsid="00e37254" style:font-size-asian="9pt" style:font-size-complex="9pt"/>
    </style:style>
    <style:style style:name="T18" style:family="text">
      <style:text-properties officeooo:rsid="003211a8"/>
    </style:style>
    <style:style style:name="T19" style:family="text">
      <style:text-properties officeooo:rsid="0035d641"/>
    </style:style>
    <style:style style:name="T20" style:family="text">
      <style:text-properties officeooo:rsid="004d06c6"/>
    </style:style>
    <style:style style:name="T21" style:family="text">
      <style:text-properties officeooo:rsid="0053dd09"/>
    </style:style>
    <style:style style:name="T22" style:family="text">
      <style:text-properties officeooo:rsid="0065ad0e"/>
    </style:style>
    <style:style style:name="T23" style:family="text">
      <style:text-properties officeooo:rsid="006c7095"/>
    </style:style>
    <style:style style:name="T24" style:family="text">
      <style:text-properties officeooo:rsid="006cd670"/>
    </style:style>
    <style:style style:name="T25" style:family="text">
      <style:text-properties officeooo:rsid="006e6905"/>
    </style:style>
    <style:style style:name="T26" style:family="text">
      <style:text-properties officeooo:rsid="007d2843"/>
    </style:style>
    <style:style style:name="T27" style:family="text">
      <style:text-properties officeooo:rsid="0093e37f"/>
    </style:style>
    <style:style style:name="T28" style:family="text">
      <style:text-properties officeooo:rsid="001a066b"/>
    </style:style>
    <style:style style:name="T29" style:family="text">
      <style:text-properties officeooo:rsid="00a7f5f3"/>
    </style:style>
    <style:style style:name="T30" style:family="text">
      <style:text-properties officeooo:rsid="00c0565f"/>
    </style:style>
    <style:style style:name="T31" style:family="text">
      <style:text-properties officeooo:rsid="00c20bb0"/>
    </style:style>
    <style:style style:name="T32" style:family="text">
      <style:text-properties officeooo:rsid="00c7be5c"/>
    </style:style>
    <style:style style:name="T33" style:family="text">
      <style:text-properties officeooo:rsid="00c8eee4"/>
    </style:style>
    <style:style style:name="T34" style:family="text">
      <style:text-properties officeooo:rsid="00cf723a"/>
    </style:style>
    <style:style style:name="T35" style:family="text">
      <style:text-properties officeooo:rsid="00d060e1"/>
    </style:style>
    <style:style style:name="T36" style:family="text">
      <style:text-properties officeooo:rsid="00dc8d16"/>
    </style:style>
    <style:style style:name="T37" style:family="text">
      <style:text-properties officeooo:rsid="00ddcd40"/>
    </style:style>
    <style:style style:name="T38" style:family="text">
      <style:text-properties officeooo:rsid="00dddb86"/>
    </style:style>
    <style:style style:name="T39" style:family="text">
      <style:text-properties officeooo:rsid="00e1fa61"/>
    </style:style>
    <style:style style:name="T40" style:family="text">
      <style:text-properties officeooo:rsid="00e7821f"/>
    </style:style>
    <style:style style:name="T41" style:family="text">
      <style:text-properties officeooo:rsid="00e80649"/>
    </style:style>
    <style:style style:name="T42" style:family="text">
      <style:text-properties officeooo:rsid="00e9c93e"/>
    </style:style>
    <style:style style:name="T43" style:family="text">
      <style:text-properties officeooo:rsid="00ea7bfe"/>
    </style:style>
    <style:style style:name="T44" style:family="text">
      <style:text-properties officeooo:rsid="00eb6898"/>
    </style:style>
    <style:style style:name="T45" style:family="text">
      <style:text-properties officeooo:rsid="00ed3453"/>
    </style:style>
    <style:style style:name="T46" style:family="text">
      <style:text-properties officeooo:rsid="00eea1f6"/>
    </style:style>
    <style:style style:name="T47" style:family="text">
      <style:text-properties officeooo:rsid="00f07fdc"/>
    </style:style>
    <style:style style:name="T48" style:family="text">
      <style:text-properties officeooo:rsid="00f37e48"/>
    </style:style>
    <style:style style:name="T49" style:family="text">
      <style:text-properties officeooo:rsid="00f69c57"/>
    </style:style>
    <style:style style:name="T50" style:family="text">
      <style:text-properties officeooo:rsid="00fa7661"/>
    </style:style>
    <style:style style:name="T51" style:family="text">
      <style:text-properties officeooo:rsid="00fbd4c4"/>
    </style:style>
    <style:style style:name="T52" style:family="text">
      <style:text-properties officeooo:rsid="00ff3b9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table:number-columns-spanned="4" office:value-type="string">
            <text:p text:style-name="P96"><text:span text:style-name="T2">OFICINA DE </text:span>INCLUSÃO SÓCIODIGITAL / <text:span text:style-name="T1">2 0 1 8</text:span></text:p>
            <text:p text:style-name="P104"/>
            <text:p text:style-name="P99">CRONOGRAMA MATUTINO</text:p>
            <text:p text:style-name="P99">08:30 ÀS 11:30</text:p>
            <text:p text:style-name="P101"><text:s text:c="24"/></text:p>
            <text:p text:style-name="P102"><text:s text:c="13"/><text:span text:style-name="T6">ACOLHIMENTO DAS TURMAS </text:span></text:p>
            <text:p text:style-name="P106"/>
            <text:p text:style-name="P99">DATA – 1<text:span text:style-name="T30">5</text:span>/03/201<text:span text:style-name="T30">8</text:span> - LOCAL: AUDITÓRIO -HORÁRIO:14:00</text:p>
            <text:p text:style-name="P97"><text:s text:c="2"/></text:p>
          </table:table-cell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80">TREINAMENTO</text:p>
          </table:table-cell>
          <table:table-cell table:style-name="Tabela2.A2" office:value-type="string">
            <text:p text:style-name="P80">CH</text:p>
          </table:table-cell>
          <table:table-cell table:style-name="Tabela2.A2" office:value-type="string">
            <text:p text:style-name="P80">INSTRUTORIA </text:p>
          </table:table-cell>
          <table:table-cell table:style-name="Tabela2.D2" office:value-type="string">
            <text:p text:style-name="P27">RAMAL</text:p>
          </table:table-cell>
        </table:table-row>
        <table:table-row>
          <table:table-cell table:style-name="Tabela2.A3" office:value-type="string">
            <text:p text:style-name="P43">COMPORTAMENTAL/INTEGRAÇÃO -<text:span text:style-name="T30">19/03 A 23/03</text:span></text:p>
          </table:table-cell>
          <table:table-cell table:style-name="Tabela2.A3" office:value-type="string">
            <text:p text:style-name="P44">15</text:p>
          </table:table-cell>
          <table:table-cell table:style-name="Tabela2.A3" office:value-type="string">
            <text:p text:style-name="P47">Lucelia (<text:a xlink:type="simple" xlink:href="mailto:lucelia.ventena@serpro.gov.br" text:style-name="Internet_20_link" text:visited-style-name="Visited_20_Internet_20_Link">lucelia.vent</text:a><text:a xlink:type="simple" xlink:href="mailto:lucelia.ventena@serpro.gov.br" text:style-name="Internet_20_link" text:visited-style-name="Visited_20_Internet_20_Link"><text:span text:style-name="T18">e</text:span></text:a><text:a xlink:type="simple" xlink:href="mailto:lucelia.ventena@serpro.gov.br" text:style-name="Internet_20_link" text:visited-style-name="Visited_20_Internet_20_Link">na@serpro.gov.br</text:a><text:span text:style-name="T21">)</text:span></text:p>
            <text:p text:style-name="P52">Apoio – <text:span text:style-name="T34">Marlene (marlene.lima @serpro.gov.br)</text:span></text:p>
          </table:table-cell>
          <table:table-cell table:style-name="Tabela2.D3" office:value-type="string">
            <text:p text:style-name="P13">7943</text:p>
            <text:p text:style-name="P15">7847</text:p>
          </table:table-cell>
        </table:table-row>
        <table:table-row>
          <table:table-cell table:style-name="Tabela2.A4" office:value-type="string">
            <text:p text:style-name="P43">INICIAÇÃO <text:span text:style-name="T2">A</text:span> INFORMÁTICA <text:span text:style-name="T12">- 26 A 29/03</text:span></text:p>
          </table:table-cell>
          <table:table-cell table:style-name="Tabela2.A4" office:value-type="string">
            <text:p text:style-name="P44">09</text:p>
          </table:table-cell>
          <table:table-cell table:style-name="Tabela2.A4" office:value-type="string">
            <text:p text:style-name="P1"><text:span text:style-name="T3">Antonio </text:span><text:span text:style-name="T4">(</text:span><text:span text:style-name="T5">an</text:span><text:a xlink:type="simple" xlink:href="mailto:antonio.monteiro@serpro" text:style-name="Internet_20_link" text:visited-style-name="Visited_20_Internet_20_Link"><text:span text:style-name="T3">tonio.monteiro@serpro</text:span></text:a><text:span text:style-name="T3">.</text:span><text:span text:style-name="T5">gov.br</text:span><text:span text:style-name="T4">)</text:span></text:p>
          </table:table-cell>
          <table:table-cell table:style-name="Tabela2.D4" office:value-type="string">
            <text:p text:style-name="P4">7713</text:p>
          </table:table-cell>
        </table:table-row>
        <table:table-row>
          <table:table-cell table:style-name="Tabela2.D4" table:number-columns-spanned="4" office:value-type="string">
            <text:p text:style-name="P88">DIA NACIONAL DA INCLUSÃO DIGITAL – 2<text:span text:style-name="T44">7</text:span>/03/20 NO AUDITÓRIO DA REGIONAL</text:p>
          </table:table-cell>
          <table:covered-table-cell/>
          <table:covered-table-cell/>
          <table:covered-table-cell/>
        </table:table-row>
        <table:table-row>
          <table:table-cell table:style-name="Tabela2.D4" table:number-columns-spanned="4" office:value-type="string">
            <text:p text:style-name="P89">FERIADO <text:span text:style-name="T31">30</text:span>/0<text:span text:style-name="T31">3</text:span> - SEXTA F<text:span text:style-name="T35">EI</text:span>RA DA PAIXÃO </text:p>
          </table:table-cell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28">LINUX <text:s/><text:span text:style-name="T7">- 02/04 A 12/04</text:span></text:p>
          </table:table-cell>
          <table:table-cell table:style-name="Tabela2.A2" office:value-type="string">
            <text:p text:style-name="P56">27</text:p>
          </table:table-cell>
          <table:table-cell table:style-name="Tabela2.A2" office:value-type="string">
            <text:p text:style-name="P75">Iva Mene<text:span text:style-name="T49">s</text:span>es <text:s/><text:span text:style-name="T49">Sousa (iva.meneses-sousa)</text:span></text:p>
          </table:table-cell>
          <table:table-cell table:style-name="Tabela2.D2" office:value-type="string">
            <text:p text:style-name="P23">2146</text:p>
          </table:table-cell>
        </table:table-row>
        <table:table-row>
          <table:table-cell table:style-name="Tabela2.A2" office:value-type="string">
            <text:p text:style-name="P30">BROFFICE CALC <text:span text:style-name="T7">- </text:span><text:s/><text:span text:style-name="T32">13/04 <text:s/>A 20/04</text:span></text:p>
          </table:table-cell>
          <table:table-cell table:style-name="Tabela2.A2" office:value-type="string">
            <text:p text:style-name="P55">18</text:p>
          </table:table-cell>
          <table:table-cell table:style-name="Tabela2.A2" office:value-type="string">
            <text:p text:style-name="P57">Fabiano Matias <text:span text:style-name="T37">(fabiano-matias.silva@serpro.gov.br)</text:span></text:p>
          </table:table-cell>
          <table:table-cell table:style-name="Tabela2.D2" office:value-type="string">
            <text:p text:style-name="P8">7819</text:p>
          </table:table-cell>
        </table:table-row>
        <table:table-row>
          <table:table-cell table:style-name="Tabela2.A2" office:value-type="string">
            <text:p text:style-name="P28">BROFFICE TEXTO –<text:span text:style-name="T7"> <text:s/>23 A 27/04</text:span></text:p>
          </table:table-cell>
          <table:table-cell table:style-name="Tabela2.A2" office:value-type="string">
            <text:p text:style-name="P32">1<text:span text:style-name="T29">5</text:span></text:p>
          </table:table-cell>
          <table:table-cell table:style-name="Tabela2.A2" office:value-type="string">
            <text:p text:style-name="P63">Cristiane Setubal <text:span text:style-name="T38">(</text:span><text:a xlink:type="simple" xlink:href="mailto:cristiane.setubal@serpro.gov.br" text:style-name="Internet_20_link" text:visited-style-name="Visited_20_Internet_20_Link"><text:span text:style-name="T38">cristiane.setubal@serpro.gov.br</text:span></text:a><text:span text:style-name="T38">)</text:span></text:p>
          </table:table-cell>
          <table:table-cell table:style-name="Tabela2.D2" office:value-type="string">
            <text:p text:style-name="P10">2160</text:p>
          </table:table-cell>
        </table:table-row>
        <table:table-row>
          <table:table-cell table:style-name="Tabela2.A2" office:value-type="string">
            <text:p text:style-name="P28">BROFFICE IMPRESS –<text:span text:style-name="T7"> 30/04 <text:s/>A 02/05</text:span></text:p>
          </table:table-cell>
          <table:table-cell table:style-name="Tabela2.A2" office:value-type="string">
            <text:p text:style-name="P31">0<text:span text:style-name="T33">6</text:span></text:p>
          </table:table-cell>
          <table:table-cell table:style-name="Tabela2.A2" office:value-type="string">
            <text:p text:style-name="P33"><text:span text:style-name="T28">Antonio (</text:span>an<text:a xlink:type="simple" xlink:href="mailto:antonio.monteiro@serpro" text:style-name="Internet_20_link" text:visited-style-name="Visited_20_Internet_20_Link"><text:span text:style-name="T28">tonio.monteiro@serpro</text:span></text:a><text:span text:style-name="T28">.</text:span>gov.br<text:span text:style-name="T12">)</text:span></text:p>
          </table:table-cell>
          <table:table-cell table:style-name="Tabela2.D2" office:value-type="string">
            <text:p text:style-name="P46">7713</text:p>
          </table:table-cell>
        </table:table-row>
        <table:table-row>
          <table:table-cell table:style-name="Tabela2.A3" office:value-type="string">
            <text:p text:style-name="P122">COMPORTAMENTAL/INTEGRAÇÃO – <text:span text:style-name="T33">03 E 04/05 </text:span></text:p>
          </table:table-cell>
          <table:table-cell table:style-name="Tabela2.A3" office:value-type="string">
            <text:p text:style-name="P126">06</text:p>
            <text:p text:style-name="P120"/>
          </table:table-cell>
          <table:table-cell table:style-name="Tabela2.A3" office:value-type="string">
            <text:p text:style-name="P47">Lucelia (<text:a xlink:type="simple" xlink:href="mailto:lucelia.ventena@serpro.gov.br" text:style-name="Internet_20_link" text:visited-style-name="Visited_20_Internet_20_Link">lucelia.vent</text:a><text:a xlink:type="simple" xlink:href="mailto:lucelia.ventena@serpro.gov.br" text:style-name="Internet_20_link" text:visited-style-name="Visited_20_Internet_20_Link"><text:span text:style-name="T18">e</text:span></text:a><text:a xlink:type="simple" xlink:href="mailto:lucelia.ventena@serpro.gov.br" text:style-name="Internet_20_link" text:visited-style-name="Visited_20_Internet_20_Link">na@serpro.gov.br</text:a><text:span text:style-name="T21">)</text:span></text:p>
            <text:p text:style-name="P134">Apoio – <text:span text:style-name="T34">Marlene (marlene.lima @serpro.gov.br)</text:span></text:p>
          </table:table-cell>
          <table:table-cell table:style-name="Tabela2.D3" office:value-type="string">
            <text:p text:style-name="P13">7943</text:p>
            <text:p text:style-name="P15">7847</text:p>
          </table:table-cell>
        </table:table-row>
        <table:table-row>
          <table:table-cell table:style-name="Tabela2.A2" office:value-type="string">
            <text:p text:style-name="P128">INTERNET –<text:span text:style-name="T33"> <text:s/>10 e 11/05</text:span></text:p>
          </table:table-cell>
          <table:table-cell table:style-name="Tabela2.A2" office:value-type="string">
            <text:p text:style-name="P58">06</text:p>
          </table:table-cell>
          <table:table-cell table:style-name="Tabela2.A2" office:value-type="string">
            <text:p text:style-name="P63">Luiz Augusto <text:span text:style-name="T36">(luis-augusto.silva@serpro.gov.br)</text:span></text:p>
          </table:table-cell>
          <table:table-cell table:style-name="Tabela2.D2" office:value-type="string">
            <text:p text:style-name="P16">7909</text:p>
          </table:table-cell>
        </table:table-row>
        <table:table-row>
          <table:table-cell table:style-name="Tabela2.A2" office:value-type="string">
            <text:p text:style-name="P28">BROFFICE DRAW <text:s/><text:span text:style-name="T33">- <text:s/>07 A <text:s/>09/05</text:span></text:p>
          </table:table-cell>
          <table:table-cell table:style-name="Tabela2.A2" office:value-type="string">
            <text:p text:style-name="P58">09</text:p>
          </table:table-cell>
          <table:table-cell table:style-name="Tabela2.A2" office:value-type="string">
            <text:p text:style-name="P59">Silvia West <text:span text:style-name="T39">(silvis-regina.west@serpro.gov.br)</text:span></text:p>
          </table:table-cell>
          <table:table-cell table:style-name="Tabela2.D2" office:value-type="string">
            <text:p text:style-name="P16">7896</text:p>
          </table:table-cell>
        </table:table-row>
        <table:table-row table:style-name="Tabela2.14">
          <table:table-cell table:style-name="Tabela2.A14" office:value-type="string">
            <text:p text:style-name="P48"/>
          </table:table-cell>
          <table:table-cell table:style-name="Tabela2.B14" office:value-type="string">
            <text:p text:style-name="P125"/>
          </table:table-cell>
          <table:table-cell table:style-name="Tabela2.A14" office:value-type="string">
            <text:p text:style-name="P52"/>
          </table:table-cell>
          <table:table-cell table:style-name="Tabela2.A14" office:value-type="string">
            <text:p text:style-name="P145"/>
          </table:table-cell>
        </table:table-row>
        <table:table-row>
          <table:table-cell table:style-name="Tabela2.A2" office:value-type="string">
            <text:p text:style-name="P34">BÁSICO DE REDE <text:s/><text:span text:style-name="T8">- 14/05 </text:span>A <text:span text:style-name="T41">25/05</text:span></text:p>
          </table:table-cell>
          <table:table-cell table:style-name="Tabela2.A2" office:value-type="string">
            <text:p text:style-name="P71">30</text:p>
          </table:table-cell>
          <table:table-cell table:style-name="Tabela2.A2" office:value-type="string">
            <text:p text:style-name="P28">Virgilio <text:span text:style-name="T8">(virgilio.figueiredo@serpro.gov.br)</text:span></text:p>
          </table:table-cell>
          <table:table-cell table:style-name="Tabela2.D2" office:value-type="string">
            <text:p text:style-name="P3">7803</text:p>
          </table:table-cell>
        </table:table-row>
        <table:table-row table:style-name="Tabela2.16">
          <table:table-cell table:style-name="Tabela2.A2" office:value-type="string">
            <text:p text:style-name="P37">HTML –<text:span text:style-name="T9"> 28/05 A <text:s/>05/06</text:span></text:p>
          </table:table-cell>
          <table:table-cell table:style-name="Tabela2.A2" office:value-type="string">
            <text:p text:style-name="P60">15</text:p>
          </table:table-cell>
          <table:table-cell table:style-name="Tabela2.A2" office:value-type="string">
            <text:p text:style-name="P70">Cristiane Setubal <text:span text:style-name="T39">(</text:span><text:a xlink:type="simple" xlink:href="mailto:cristiane.setubal@serpro.gov.br" text:style-name="Internet_20_link" text:visited-style-name="Visited_20_Internet_20_Link"><text:span text:style-name="T39">cristiane.setubal@serpro.gov.br</text:span></text:a></text:p>
          </table:table-cell>
          <table:table-cell table:style-name="Tabela2.D2" office:value-type="string">
            <text:p text:style-name="P12">2160</text:p>
          </table:table-cell>
        </table:table-row>
        <table:table-row table:style-name="Tabela2.16">
          <table:table-cell table:style-name="Tabela2.D2" table:number-columns-spanned="4" office:value-type="string">
            <text:p text:style-name="P83"><text:span text:style-name="T25"><text:s/></text:span>FERIA<text:span text:style-name="T35">DO</text:span> <text:span text:style-name="T35">31/05 - CORPUS CHRISTI - <text:s/>(LIBERAR 01/06)</text:span></text:p>
          </table:table-cell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61">EDIÇÃO DE IMAGEM– GIMP – <text:span text:style-name="T41">06 A <text:s/>20/06 </text:span></text:p>
          </table:table-cell>
          <table:table-cell table:style-name="Tabela2.A2" office:value-type="string">
            <text:p text:style-name="P60">3<text:span text:style-name="T41">3</text:span></text:p>
          </table:table-cell>
          <table:table-cell table:style-name="Tabela2.A2" office:value-type="string">
            <text:p text:style-name="P94"><text:span text:style-name="T13">Gustavo </text:span><text:span text:style-name="T15">(</text:span><text:a xlink:type="simple" xlink:href="mailto:gustavo.cruz@serpro.gov.br" text:style-name="Internet_20_link" text:visited-style-name="Visited_20_Internet_20_Link"><text:span text:style-name="T15">gustavo.cruz@serpro.gov.br</text:span></text:a><text:span text:style-name="T15">)</text:span></text:p>
          </table:table-cell>
          <table:table-cell table:style-name="Tabela2.D2" office:value-type="string">
            <text:p text:style-name="P9">1424</text:p>
          </table:table-cell>
        </table:table-row>
        <table:table-row>
          <table:table-cell table:style-name="Tabela2.D2" table:number-columns-spanned="4" office:value-type="string">
            <text:p text:style-name="P86">LIBERAR <text:span text:style-name="T44">21, </text:span>22 <text:span text:style-name="T51">E 25</text:span>/06 – F<text:span text:style-name="T52">E</text:span>STAS JUNINAS</text:p>
          </table:table-cell>
          <table:covered-table-cell/>
          <table:covered-table-cell/>
          <table:covered-table-cell/>
        </table:table-row>
        <table:table-row>
          <table:table-cell table:style-name="Tabela2.A3" office:value-type="string">
            <text:p text:style-name="P48">COMPORTAMENTAL/INTEGRAÇÃO – <text:s/><text:span text:style-name="T51">26 E 27/06 </text:span></text:p>
          </table:table-cell>
          <table:table-cell table:style-name="Tabela2.A3" office:value-type="string">
            <text:p text:style-name="P126"><text:span text:style-name="T42">0</text:span>6</text:p>
            <text:p text:style-name="P120"/>
          </table:table-cell>
          <table:table-cell table:style-name="Tabela2.D3" table:number-columns-spanned="2" office:value-type="string">
            <text:p text:style-name="P47">Lucelia (<text:a xlink:type="simple" xlink:href="mailto:lucelia.ventena@serpro.gov.br" text:style-name="Internet_20_link" text:visited-style-name="Visited_20_Internet_20_Link">lucelia.vent</text:a><text:a xlink:type="simple" xlink:href="mailto:lucelia.ventena@serpro.gov.br" text:style-name="Internet_20_link" text:visited-style-name="Visited_20_Internet_20_Link"><text:span text:style-name="T18">e</text:span></text:a><text:a xlink:type="simple" xlink:href="mailto:lucelia.ventena@serpro.gov.br" text:style-name="Internet_20_link" text:visited-style-name="Visited_20_Internet_20_Link">na@serpro.gov.br</text:a><text:span text:style-name="T21">)</text:span></text:p>
            <text:p text:style-name="P134">Apoio - <text:span text:style-name="T51">( Raimundo Eugenio)</text:span></text:p>
          </table:table-cell>
          <table:covered-table-cell/>
        </table:table-row>
        <table:table-row>
          <table:table-cell table:style-name="Tabela2.D4" table:number-columns-spanned="4" office:value-type="string">
            <text:p text:style-name="P85">FERIADO 02/07 – INDEPENDÊNCIA DA BAHIA</text:p>
          </table:table-cell>
          <table:covered-table-cell/>
          <table:covered-table-cell/>
          <table:covered-table-cell/>
        </table:table-row>
        <table:table-row>
          <table:table-cell table:style-name="Tabela2.A4" office:value-type="string">
            <text:p text:style-name="P38">OFICINA DE INTERATI<text:span text:style-name="T10">VI</text:span> <text:span text:style-name="T10">DADE- 28/06 A 17/07</text:span></text:p>
            <text:p text:style-name="P49">(Lógica de programação e multimídia)</text:p>
          </table:table-cell>
          <table:table-cell table:style-name="Tabela2.A4" office:value-type="string">
            <text:p text:style-name="P109"/>
            <text:p text:style-name="P132">39</text:p>
          </table:table-cell>
          <table:table-cell table:style-name="Tabela2.A4" office:value-type="string">
            <text:p text:style-name="P110"/>
            <text:p text:style-name="P38">Evandro <text:span text:style-name="T18">(evandro.leite@serpro.gov.br)</text:span></text:p>
            <text:p text:style-name="P39"/>
          </table:table-cell>
          <table:table-cell table:style-name="Tabela2.D4" office:value-type="string">
            <text:p text:style-name="P111"/>
            <text:p text:style-name="P18">2102</text:p>
            <text:p text:style-name="P19"/>
          </table:table-cell>
        </table:table-row>
        <table:table-row table:style-name="Tabela2.23">
          <table:table-cell table:style-name="Tabela2.A4" office:value-type="string">
            <text:p text:style-name="P35">AUTOMAÇÃO <text:s/>- <text:span text:style-name="T45">18 <text:s/>A <text:s/>30/07</text:span></text:p>
            <text:p text:style-name="P35"/>
            <text:p text:style-name="P37"/>
          </table:table-cell>
          <table:table-cell table:style-name="Tabela2.A4" office:value-type="string">
            <text:p text:style-name="P132">27</text:p>
          </table:table-cell>
          <table:table-cell table:style-name="Tabela2.A4" office:value-type="string">
            <text:p text:style-name="P36">Gustavo Baldoino <text:s/><text:span text:style-name="T22">Santos Menezes</text:span></text:p>
            <text:p text:style-name="P40">(gustavo.menezes@serpro.gov.br)</text:p>
            <text:p text:style-name="P36"><text:s/><text:span text:style-name="T20">Maxlen Paixão dos Santos</text:span></text:p>
            <text:p text:style-name="P40">(maxlen.santos@serpro.gov.br)</text:p>
          </table:table-cell>
          <table:table-cell table:style-name="Tabela2.D4" office:value-type="string">
            <text:p text:style-name="P41">2197’</text:p>
            <text:p text:style-name="P41"/>
            <text:p text:style-name="P41">2141</text:p>
            <text:p text:style-name="P42"/>
          </table:table-cell>
        </table:table-row>
        <table:table-row>
          <table:table-cell table:style-name="Tabela2.A2" office:value-type="string">
            <text:p text:style-name="P78">TOTAL DE HORAS</text:p>
          </table:table-cell>
          <table:table-cell table:style-name="Tabela2.A2" office:value-type="string">
            <text:p text:style-name="P136">2<text:span text:style-name="T51">61</text:span></text:p>
          </table:table-cell>
          <table:table-cell table:style-name="Tabela2.A2" office:value-type="string">
            <text:p text:style-name="P77"/>
          </table:table-cell>
          <table:table-cell table:style-name="Tabela2.D2" office:value-type="string">
            <text:p text:style-name="P25"/>
          </table:table-cell>
        </table:table-row>
      </table:table>
      <text:p text:style-name="Standard"/>
      <text:p text:style-name="P91"><text:s text:c="5"/></text:p>
      <text:p text:style-name="P92"/>
      <text:p text:style-name="P92"/>
      <text:p text:style-name="P91"/>
      <text:p text:style-name="P91"/>
      <text:p text:style-name="P91"/>
      <text:p text:style-name="P116"/>
      <text:p text:style-name="P114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>
          <table:table-cell table:style-name="Tabela4.A1" table:number-columns-spanned="5" office:value-type="string">
            <text:p text:style-name="P95"><text:span text:style-name="T2">OFICINA DE </text:span>INCLUSÃO SÓCIODIGITAL / <text:span text:style-name="T1">2 0 1 8</text:span></text:p>
            <text:p text:style-name="P105"/>
            <text:p text:style-name="P98">CRONOGRAMA <text:span text:style-name="T11">VESPERTINO</text:span></text:p>
            <text:p text:style-name="P98"><text:span text:style-name="T19">13:30</text:span> ÀS 1<text:span text:style-name="T19">6</text:span>:30</text:p>
            <text:p text:style-name="P95"><text:s text:c="24"/></text:p>
            <text:p text:style-name="P100"><text:s text:c="13"/><text:span text:style-name="T6">ACOLHIMENTO DAS TURMAS </text:span></text:p>
            <text:p text:style-name="P107"/>
            <text:p text:style-name="P98">DATA – 1<text:span text:style-name="T30">5</text:span>/03/201<text:span text:style-name="T30">8</text:span> - LOCAL: AUDITÓRIO -HORÁRIO:14:00</text:p>
            <text:p text:style-name="P103"><text:s text:c="2"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4.A2" table:number-columns-spanned="2" office:value-type="string">
            <text:p text:style-name="P80">TREINAMENTO</text:p>
          </table:table-cell>
          <table:covered-table-cell/>
          <table:table-cell table:style-name="Tabela4.A2" office:value-type="string">
            <text:p text:style-name="P80">CH</text:p>
          </table:table-cell>
          <table:table-cell table:style-name="Tabela4.A2" office:value-type="string">
            <text:p text:style-name="P80">INSTRUTORIA </text:p>
          </table:table-cell>
          <table:table-cell table:style-name="Tabela4.E2" office:value-type="string">
            <text:p text:style-name="P27">RAMAL</text:p>
          </table:table-cell>
        </table:table-row>
        <table:table-row>
          <table:table-cell table:style-name="Tabela4.A3" table:number-columns-spanned="2" office:value-type="string">
            <text:p text:style-name="P43">COMPORTAMENTAL/INTEGRAÇÃO - <text:span text:style-name="T30">19 <text:s/>A 23/03</text:span></text:p>
            <text:p text:style-name="P48"/>
          </table:table-cell>
          <table:covered-table-cell/>
          <table:table-cell table:style-name="Tabela4.A3" office:value-type="string">
            <text:p text:style-name="P45">15</text:p>
            <text:p text:style-name="P45"/>
          </table:table-cell>
          <table:table-cell table:style-name="Tabela4.A3" office:value-type="string">
            <text:p text:style-name="P90"><text:span text:style-name="T14">Solange(solange-maria .</text:span><text:a xlink:type="simple" xlink:href="mailto:santos@serpro.gov.br" text:style-name="Internet_20_link" text:visited-style-name="Visited_20_Internet_20_Link"><text:span text:style-name="T14">santos@serpro.gov.br</text:span></text:a><text:span text:style-name="T14">)</text:span></text:p>
            <text:p text:style-name="P93"><text:span text:style-name="T14"><text:s/></text:span><text:span text:style-name="T13">Apoio -</text:span><text:span text:style-name="T16">Marice </text:span><text:span text:style-name="T17">(marice.figueiredo@serpro.gov.br)</text:span></text:p>
          </table:table-cell>
          <table:table-cell table:style-name="Tabela4.E3" office:value-type="string">
            <text:p text:style-name="P5">7822</text:p>
            <text:p text:style-name="P17">7873</text:p>
          </table:table-cell>
        </table:table-row>
        <table:table-row>
          <table:table-cell table:style-name="Tabela4.A2" table:number-columns-spanned="2" office:value-type="string">
            <text:p text:style-name="P43">INICIAÇÃO <text:span text:style-name="T2">A</text:span> INFORMÁTICA <text:span text:style-name="T12">- 28 A 29/03</text:span></text:p>
          </table:table-cell>
          <table:covered-table-cell/>
          <table:table-cell table:style-name="Tabela4.A2" office:value-type="string">
            <text:p text:style-name="P45">09</text:p>
          </table:table-cell>
          <table:table-cell table:style-name="Tabela4.A2" office:value-type="string">
            <text:p text:style-name="P2"><text:span text:style-name="T3">Antonio</text:span><text:span text:style-name="T4">(</text:span><text:span text:style-name="T3"> </text:span><text:span text:style-name="T5">an</text:span><text:a xlink:type="simple" xlink:href="mailto:antonio.monteiro@serpro" text:style-name="Internet_20_link" text:visited-style-name="Visited_20_Internet_20_Link"><text:span text:style-name="T3">tonio.monteiro@serpro</text:span></text:a><text:span text:style-name="T3">.</text:span><text:span text:style-name="T5">gov.br</text:span><text:span text:style-name="T4">)</text:span><text:span text:style-name="T3"> </text:span></text:p>
          </table:table-cell>
          <table:table-cell table:style-name="Tabela4.E2" office:value-type="string">
            <text:p text:style-name="P5">7713</text:p>
          </table:table-cell>
        </table:table-row>
        <table:table-row>
          <table:table-cell table:style-name="Tabela4.E2" table:number-columns-spanned="5" office:value-type="string">
            <text:p text:style-name="P88">DIA NACIONAL DA INCLUSÃO DIGITAL – 2<text:span text:style-name="T45">7</text:span>/03/20 NO AUDITÓRIO DA REGION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4.E2" table:number-columns-spanned="5" office:value-type="string">
            <text:p text:style-name="P79"><text:s/>FERIADO <text:span text:style-name="T31">30/03-</text:span>SEXTA FEIRA DA PAIXÃO -<text:span text:style-name="T23">LIBERAR 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4.A2" table:number-columns-spanned="2" office:value-type="string">
            <text:p text:style-name="P28">LINUX <text:s/><text:span text:style-name="T7">- 02/04 A 12/04</text:span></text:p>
          </table:table-cell>
          <table:covered-table-cell/>
          <table:table-cell table:style-name="Tabela4.A2" office:value-type="string">
            <text:p text:style-name="P56">27</text:p>
          </table:table-cell>
          <table:table-cell table:style-name="Tabela4.A2" office:value-type="string">
            <text:p text:style-name="P74">Valdimir <text:span text:style-name="T24">Santos </text:span>Barbosa<text:span text:style-name="T24"> </text:span></text:p>
            <text:p text:style-name="P64"><text:span text:style-name="T27">(</text:span>valdimir.barbosa@serpro.gov.br<text:span text:style-name="T27">)</text:span></text:p>
          </table:table-cell>
          <table:table-cell table:style-name="Tabela4.E2" office:value-type="string">
            <text:p text:style-name="P11">7980</text:p>
          </table:table-cell>
        </table:table-row>
        <table:table-row>
          <table:table-cell table:style-name="Tabela4.A2" table:number-columns-spanned="2" office:value-type="string">
            <text:p text:style-name="P30">BROFFICE CALC <text:span text:style-name="T7">- </text:span><text:s/><text:span text:style-name="T32">13/04 <text:s/>A 20/04</text:span></text:p>
          </table:table-cell>
          <table:covered-table-cell/>
          <table:table-cell table:style-name="Tabela4.A2" office:value-type="string">
            <text:p text:style-name="P55">18</text:p>
          </table:table-cell>
          <table:table-cell table:style-name="Tabela4.A2" office:value-type="string">
            <text:p text:style-name="P54">Lismar(<text:a xlink:type="simple" xlink:href="mailto:lismar.sousa@serpro.gov.br" text:style-name="Internet_20_link" text:visited-style-name="Visited_20_Internet_20_Link">lismar.sousa@serpro.gov.br</text:a>)</text:p>
          </table:table-cell>
          <table:table-cell table:style-name="Tabela4.E2" office:value-type="string">
            <text:p text:style-name="P7">2158</text:p>
          </table:table-cell>
        </table:table-row>
        <table:table-row table:style-name="Tabela4.9">
          <table:table-cell table:style-name="Tabela4.A2" table:number-columns-spanned="2" office:value-type="string">
            <text:p text:style-name="P28">BROFFICE TEXTO –<text:span text:style-name="T7"> <text:s/>23 A 27/04</text:span></text:p>
          </table:table-cell>
          <table:covered-table-cell/>
          <table:table-cell table:style-name="Tabela4.A2" office:value-type="string">
            <text:p text:style-name="P32">1<text:span text:style-name="T29">5</text:span></text:p>
          </table:table-cell>
          <table:table-cell table:style-name="Tabela4.A2" office:value-type="string">
            <text:p text:style-name="P76">Cristiano Goes Silva (cristiano.silva@serpro.gov.br)</text:p>
            <text:p text:style-name="P53"/>
          </table:table-cell>
          <table:table-cell table:style-name="Tabela4.E2" office:value-type="string">
            <text:p text:style-name="P6"/>
            <text:p text:style-name="P24">7746</text:p>
          </table:table-cell>
        </table:table-row>
        <table:table-row>
          <table:table-cell table:style-name="Tabela4.A2" table:number-columns-spanned="2" office:value-type="string">
            <text:p text:style-name="P28">BROFFICE IMPRESS –<text:span text:style-name="T7"> 30/04 A 02/05</text:span></text:p>
          </table:table-cell>
          <table:covered-table-cell/>
          <table:table-cell table:style-name="Tabela4.A2" office:value-type="string">
            <text:p text:style-name="P31">0<text:span text:style-name="T33">6</text:span></text:p>
          </table:table-cell>
          <table:table-cell table:style-name="Tabela4.A2" office:value-type="string">
            <text:p text:style-name="P33"><text:span text:style-name="T28">Antonio( </text:span>an<text:a xlink:type="simple" xlink:href="mailto:antonio.monteiro@serpro" text:style-name="Internet_20_link" text:visited-style-name="Visited_20_Internet_20_Link"><text:span text:style-name="T28">tonio.monteiro@serpro</text:span></text:a><text:span text:style-name="T28">.</text:span>gov.br<text:span text:style-name="T12">) </text:span></text:p>
          </table:table-cell>
          <table:table-cell table:style-name="Tabela4.E2" office:value-type="string">
            <text:p text:style-name="P3">7713</text:p>
          </table:table-cell>
        </table:table-row>
        <table:table-row>
          <table:table-cell table:style-name="Tabela4.A3" table:number-columns-spanned="2" office:value-type="string">
            <text:p text:style-name="P48">COMPORTAMENTAL/INTEGRAÇÃO – <text:span text:style-name="T50">03 e 04/05</text:span></text:p>
          </table:table-cell>
          <table:covered-table-cell/>
          <table:table-cell table:style-name="Tabela4.A3" office:value-type="string">
            <text:p text:style-name="P126">06</text:p>
          </table:table-cell>
          <table:table-cell table:style-name="Tabela4.A3" office:value-type="string">
            <text:p text:style-name="P90"><text:span text:style-name="T14">Solange(solange-maria .</text:span><text:a xlink:type="simple" xlink:href="mailto:santos@serpro.gov.br" text:style-name="Internet_20_link" text:visited-style-name="Visited_20_Internet_20_Link"><text:span text:style-name="T14">santos@serpro.gov.br</text:span></text:a><text:span text:style-name="T14">)</text:span></text:p>
            <text:p text:style-name="P139"><text:span text:style-name="T14">A</text:span><text:span text:style-name="T13">poio - Marice</text:span><text:span text:style-name="T17">(marice.figueiredo@serpro.gov.br)</text:span></text:p>
          </table:table-cell>
          <table:table-cell table:style-name="Tabela4.E3" office:value-type="string">
            <text:p text:style-name="P5">7822</text:p>
            <text:p text:style-name="P17">7873</text:p>
          </table:table-cell>
        </table:table-row>
        <table:table-row>
          <table:table-cell table:style-name="Tabela4.A2" table:number-columns-spanned="2" office:value-type="string">
            <text:p text:style-name="P28">BROFFICE DRAW <text:s/><text:span text:style-name="T33">- <text:s/>07 A <text:s/>09/05</text:span></text:p>
          </table:table-cell>
          <table:covered-table-cell/>
          <table:table-cell table:style-name="Tabela4.A2" office:value-type="string">
            <text:p text:style-name="P58">09</text:p>
          </table:table-cell>
          <table:table-cell table:style-name="Tabela4.A2" office:value-type="string">
            <text:p text:style-name="P65">Regina (regina-lucia.carvalho@serpro.gov.br)</text:p>
          </table:table-cell>
          <table:table-cell table:style-name="Tabela4.E2" office:value-type="string">
            <text:p text:style-name="P3">7896</text:p>
          </table:table-cell>
        </table:table-row>
        <table:table-row table:style-name="Tabela4.13">
          <table:table-cell table:style-name="Tabela4.A13" table:number-columns-spanned="2" office:value-type="string">
            <text:p text:style-name="P127">INTERNET –<text:span text:style-name="T33"> 10 E 11/05</text:span></text:p>
          </table:table-cell>
          <table:covered-table-cell/>
          <table:table-cell table:style-name="Tabela4.C13" office:value-type="string">
            <text:p text:style-name="P58">06</text:p>
          </table:table-cell>
          <table:table-cell table:style-name="Tabela4.C13" office:value-type="string">
            <text:p text:style-name="P130">Luis Augusto (luis<text:span text:style-name="T40">-augusto.silva@serpro.gov.br)</text:span></text:p>
          </table:table-cell>
          <table:table-cell table:style-name="Tabela4.A13" office:value-type="string">
            <text:p text:style-name="P144">7909</text:p>
          </table:table-cell>
        </table:table-row>
        <table:table-row>
          <table:table-cell table:style-name="Tabela4.A2" table:number-columns-spanned="2" office:value-type="string">
            <text:p text:style-name="P34">BÁSICO DE REDE <text:s/><text:span text:style-name="T8">- 14/05 </text:span>A <text:span text:style-name="T43">25/05</text:span></text:p>
          </table:table-cell>
          <table:covered-table-cell/>
          <table:table-cell table:style-name="Tabela4.A2" office:value-type="string">
            <text:p text:style-name="P69">30</text:p>
          </table:table-cell>
          <table:table-cell table:style-name="Tabela4.A2" office:value-type="string">
            <text:p text:style-name="P53">Lismar(lismar.sousa@serpro.gov.br)</text:p>
          </table:table-cell>
          <table:table-cell table:style-name="Tabela4.E2" office:value-type="string">
            <text:p text:style-name="P6">2158</text:p>
          </table:table-cell>
        </table:table-row>
        <table:table-row>
          <table:table-cell table:style-name="Tabela4.A2" table:number-columns-spanned="2" office:value-type="string">
            <text:p text:style-name="P37"/>
            <text:p text:style-name="P37">HTML –<text:span text:style-name="T9"> 28 /05 A <text:s/>05/06</text:span></text:p>
          </table:table-cell>
          <table:covered-table-cell/>
          <table:table-cell table:style-name="Tabela4.A2" office:value-type="string">
            <text:p text:style-name="P60"/>
            <text:p text:style-name="P60">15</text:p>
          </table:table-cell>
          <table:table-cell table:style-name="Tabela4.A2" office:value-type="string">
            <text:p text:style-name="P67">Marcio <text:s/>Lima Albuquerque </text:p>
            <text:p text:style-name="P50">(<text:a xlink:type="simple" xlink:href="mailto:marcio.albuquerque@serpro.gov.br" text:style-name="Internet_20_link" text:visited-style-name="Visited_20_Internet_20_Link"><text:span text:style-name="T26">marcio.albuquerque@serpro.gov.br</text:span></text:a><text:span text:style-name="T26">)</text:span></text:p>
            <text:p text:style-name="P73">Fabio Silvestre (fabio.silvestre@serpro.gov.br)</text:p>
          </table:table-cell>
          <table:table-cell table:style-name="Tabela4.E2" office:value-type="string">
            <text:p text:style-name="P20">7962</text:p>
            <text:p text:style-name="P20"/>
            <text:p text:style-name="P22">2157</text:p>
          </table:table-cell>
        </table:table-row>
        <table:table-row>
          <table:table-cell table:style-name="Tabela4.E2" table:number-columns-spanned="5" office:value-type="string">
            <text:p text:style-name="P82"><text:span text:style-name="T25"><text:s/></text:span>FERIA<text:span text:style-name="T35">DO</text:span> <text:span text:style-name="T35">31/05 - CORPUS CHRISTI - <text:s/>(LIBERAR 01/0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62">EDIÇÃO DE IMAGEM– GIMP - <text:span text:style-name="T46">06 A 20/06</text:span></text:p>
            <text:p text:style-name="P61"/>
          </table:table-cell>
          <table:table-cell table:style-name="Tabela4.A2" table:number-columns-spanned="2" office:value-type="string">
            <text:p text:style-name="P66">33</text:p>
          </table:table-cell>
          <table:covered-table-cell/>
          <table:table-cell table:style-name="Tabela4.A2" office:value-type="string">
            <text:p text:style-name="P68"><text:span text:style-name="T48">Roberto </text:span>Slomka <text:span text:style-name="T48">de Oliveira</text:span> (roberto.slomka@serpro.gov.br)</text:p>
          </table:table-cell>
          <table:table-cell table:style-name="Tabela4.E2" office:value-type="string">
            <text:p text:style-name="P112"/>
            <text:p text:style-name="P14">7718</text:p>
          </table:table-cell>
        </table:table-row>
        <table:table-row>
          <table:table-cell table:style-name="Tabela4.E2" table:number-columns-spanned="5" office:value-type="string">
            <text:p text:style-name="P87">LIBERAR 21, 22 <text:span text:style-name="T50">E 25</text:span>/06 – FESTAS JUNINA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43">COMPORTAMENTAL/INTEGRAÇÃO – <text:span text:style-name="T50">26 <text:s/>E 27/06</text:span></text:p>
          </table:table-cell>
          <table:table-cell table:style-name="Tabela4.A3" table:number-columns-spanned="2" office:value-type="string">
            <text:p text:style-name="P131">06</text:p>
          </table:table-cell>
          <table:covered-table-cell/>
          <table:table-cell table:style-name="Tabela4.E3" table:number-columns-spanned="2" office:value-type="string">
            <text:p text:style-name="P90"><text:span text:style-name="T14">Solange(solange-maria .</text:span><text:a xlink:type="simple" xlink:href="mailto:santos@serpro.gov.br" text:style-name="Internet_20_link" text:visited-style-name="Visited_20_Internet_20_Link"><text:span text:style-name="T14">santos@serpro.gov.br</text:span></text:a><text:span text:style-name="T14">)</text:span></text:p>
            <text:p text:style-name="P139"><text:span text:style-name="T14">A</text:span><text:span text:style-name="T13">poio - Marice</text:span><text:span text:style-name="T17">(marice.figueiredo@serpro.gov.br)</text:span></text:p>
          </table:table-cell>
          <table:covered-table-cell/>
        </table:table-row>
        <table:table-row>
          <table:table-cell table:style-name="Tabela4.A2" table:number-columns-spanned="2" office:value-type="string">
            <text:p text:style-name="P38">OFICINA DE INTERATI<text:span text:style-name="T10">VI</text:span> <text:span text:style-name="T10">DADE - <text:s/>28/06 A 17/07 </text:span></text:p>
            <text:p text:style-name="P49">(Lógica de programação e multimídia)</text:p>
          </table:table-cell>
          <table:covered-table-cell/>
          <table:table-cell table:style-name="Tabela4.A2" office:value-type="string">
            <text:p text:style-name="P108"/>
            <text:p text:style-name="P132">39</text:p>
            <text:p text:style-name="P29"/>
          </table:table-cell>
          <table:table-cell table:style-name="Tabela4.A2" office:value-type="string">
            <text:p text:style-name="P72">Pedro <text:span text:style-name="T48">Rodrigues</text:span> Gomes <text:span text:style-name="T47">(pedro.gomes@serpro.gov.br)</text:span></text:p>
          </table:table-cell>
          <table:table-cell table:style-name="Tabela4.E2" office:value-type="string">
            <text:p text:style-name="P113"/>
            <text:p text:style-name="P21">7991</text:p>
          </table:table-cell>
        </table:table-row>
        <table:table-row>
          <table:table-cell table:style-name="Tabela4.E2" table:number-columns-spanned="5" office:value-type="string">
            <text:p text:style-name="P84">FERIADO 02/07 – INDEPENDÊNCIA DA BAHI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4.A2" table:number-columns-spanned="2" office:value-type="string">
            <text:p text:style-name="P35">AUTOMAÇÃO – <text:span text:style-name="T46">18 <text:s/>A <text:s/>30/07</text:span></text:p>
          </table:table-cell>
          <table:covered-table-cell/>
          <table:table-cell table:style-name="Tabela4.A2" office:value-type="string">
            <text:p text:style-name="P51">27</text:p>
          </table:table-cell>
          <table:table-cell table:style-name="Tabela4.A2" office:value-type="string">
            <text:p text:style-name="P36">Gustavo Baldoino <text:s/><text:span text:style-name="T22">Santos Menezes</text:span></text:p>
            <text:p text:style-name="P40">(gustavo.menezes@serpro.gov.br)</text:p>
            <text:p text:style-name="P36"><text:s/><text:span text:style-name="T20">Maxlen Paixão dos Santos</text:span></text:p>
            <text:p text:style-name="P40">(maxlen.santos@serpro.gov.br)</text:p>
          </table:table-cell>
          <table:table-cell table:style-name="Tabela4.E2" office:value-type="string">
            <text:p text:style-name="P41">2197</text:p>
            <text:p text:style-name="P41"/>
            <text:p text:style-name="P41">2141</text:p>
          </table:table-cell>
        </table:table-row>
        <table:table-row table:style-name="Tabela4.23">
          <table:table-cell table:style-name="Tabela4.A2" table:number-columns-spanned="2" office:value-type="string">
            <text:p text:style-name="P78">TOTAL DE HORAS</text:p>
          </table:table-cell>
          <table:covered-table-cell/>
          <table:table-cell table:style-name="Tabela4.A2" office:value-type="string">
            <text:p text:style-name="P135">2<text:span text:style-name="T51">61</text:span></text:p>
          </table:table-cell>
          <table:table-cell table:style-name="Tabela4.A2" office:value-type="string">
            <text:p text:style-name="P81"/>
          </table:table-cell>
          <table:table-cell table:style-name="Tabela4.E2" office:value-type="string">
            <text:p text:style-name="P26"/>
          </table:table-cell>
        </table:table-row>
      </table:table>
      <text:p text:style-name="P117"/>
      <text:p text:style-name="P115"/>
      <text:p text:style-name="P118"/>
      <text:p text:style-name="P115"/>
      <text:p text:style-name="P1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Spranq eco sans" svg:font-family="'Spranq eco sans'" style:font-family-generic="swiss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Spranq eco sans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pranq eco sans" fo:font-family="'Spranq eco sans'" style:font-family-generic="swiss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Spranq eco sans" fo:font-family="'Spranq eco sans'" style:font-family-generic="swiss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Spranq eco sans" fo:font-family="'Spranq eco sans'" style:font-family-generic="swiss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pranq eco sans" fo:font-family="'Spranq eco sans'" style:font-family-generic="swiss"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cm" fo:margin-bottom="1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io SUPGP/GPGES/GPSDR</meta:initial-creator>
    <meta:creation-date>2016-02-22T10:06:07</meta:creation-date>
    <dc:date>2018-06-08T12:19:31.310367376</dc:date>
    <dc:creator>America SUPGP/GPGES/GPSDR</dc:creator>
    <meta:editing-duration>P1DT7H21M53S</meta:editing-duration>
    <meta:editing-cycles>139</meta:editing-cycles>
    <meta:generator>LibreOffice/5.2.2.2$Linux_X86_64 LibreOffice_project/20m0$Build-1</meta:generator>
    <meta:printed-by>America SUPGP/GPGES/GPSDR</meta:printed-by>
    <meta:print-date>2018-06-08T11:56:00.016442308</meta:print-date>
    <meta:document-statistic meta:table-count="2" meta:image-count="0" meta:object-count="0" meta:page-count="2" meta:paragraph-count="179" meta:word-count="491" meta:character-count="3953" meta:non-whitespace-character-count="3473"/>
  </office:meta>
</office:document-meta>
</file>